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16, 2021 (04:55:1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6T20:55:28Z</meta:creation-date>
    <dc:date>2021-06-16T20:55:28Z</dc:date>
    <meta:user-defined meta:name="date" meta:value-type="string">June  16, 2021 (04:55:1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